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76fe" officeooo:paragraph-rsid="001076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21:52:52.751000000</meta:creation-date>
    <dc:date>2015-05-12T21:53:23.542000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4.2.6.3$Windows_x86 LibreOffice_project/3fd416d4c6db7d3204c17ce57a1d70f6e531ee21</meta:generator>
  </office:meta>
</office:document-meta>
</file>